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Object 1" manifest:media-type="application/octet-stream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3.234in" fo:margin-left="0.0028in" table:align="left"/>
    </style:style>
    <style:style style:name="Table1.A" style:family="table-column">
      <style:table-column-properties style:column-width="2.1632in"/>
    </style:style>
    <style:style style:name="Table1.B" style:family="table-column">
      <style:table-column-properties style:column-width="1.0708in"/>
    </style:style>
    <style:style style:name="Table1.A1" style:family="table-cell">
      <style:table-cell-properties fo:padding="0in" fo:border="none"/>
    </style:style>
    <style:style style:name="Table1.B1" style:family="table-cell">
      <style:table-cell-properties fo:padding-left="0.0799in" fo:padding-right="0in" fo:padding-top="0in" fo:padding-bottom="0in" fo:border="none"/>
    </style:style>
    <style:style style:name="P1" style:family="paragraph" style:parent-style-name="Text_20_body">
      <style:paragraph-properties fo:margin-left="0in" fo:margin-right="-0.0008in" fo:text-indent="0in" style:auto-text-indent="false">
        <style:tab-stops>
          <style:tab-stop style:position="3.1547in" style:type="right"/>
        </style:tab-stops>
      </style:paragraph-properties>
      <style:text-properties fo:font-size="11pt" fo:font-style="italic" fo:font-weight="normal" style:font-size-asian="11pt" style:font-style-asian="italic" style:font-weight-asian="normal"/>
    </style:style>
    <style:style style:name="P2" style:family="paragraph" style:parent-style-name="Text_20_body">
      <style:paragraph-properties fo:margin-left="0in" fo:margin-right="-0.0008in" fo:text-indent="0in" style:auto-text-indent="false"/>
      <style:text-properties fo:font-size="11pt" fo:font-weight="normal" style:font-size-asian="11pt" style:font-weight-asian="normal"/>
    </style:style>
    <style:style style:name="P3" style:family="paragraph" style:parent-style-name="Text_20_body">
      <style:paragraph-properties fo:margin-left="0in" fo:margin-right="-0.0008in" fo:text-align="center" style:justify-single-word="false" fo:text-indent="0in" style:auto-text-indent="false"/>
      <style:text-properties fo:font-weight="normal" style:font-weight-asian="normal"/>
    </style:style>
    <style:style style:name="P4" style:family="paragraph" style:parent-style-name="Text_20_body">
      <style:paragraph-properties fo:margin-left="0in" fo:margin-right="-0.0008in" fo:text-align="center" style:justify-single-word="false" fo:text-indent="0in" style:auto-text-indent="false"/>
    </style:style>
    <style:style style:name="P5" style:family="paragraph" style:parent-style-name="Standard">
      <style:paragraph-properties fo:margin-left="0in" fo:margin-right="-0.0008in" fo:text-indent="0in" style:auto-text-indent="false"/>
      <style:text-properties fo:language="fr" fo:country="FR"/>
    </style:style>
    <style:style style:name="P6" style:family="paragraph" style:parent-style-name="Standard">
      <style:paragraph-properties fo:margin-left="0in" fo:margin-right="-0.0008in" fo:text-align="center" style:justify-single-word="false" fo:text-indent="0in" style:auto-text-indent="false"/>
    </style:style>
    <style:style style:name="P7" style:family="paragraph" style:parent-style-name="Text_20_body">
      <style:paragraph-properties fo:margin-left="0in" fo:margin-right="-0.0008in" fo:text-align="center" style:justify-single-word="false" fo:text-indent="0in" style:auto-text-indent="false" fo:break-before="column"/>
      <style:text-properties style:font-name="Arial" fo:font-size="11pt" fo:font-weight="normal" style:font-size-asian="11pt" style:font-weight-asian="normal"/>
    </style:style>
    <style:style style:name="P8" style:family="paragraph" style:parent-style-name="Text_20_body">
      <style:paragraph-properties fo:margin-top="0.0835in" fo:margin-bottom="0in" loext:contextual-spacing="false" fo:text-align="center" style:justify-single-word="false"/>
    </style:style>
    <style:style style:name="P9" style:family="paragraph" style:parent-style-name="parag">
      <style:paragraph-properties fo:margin-left="0in" fo:margin-right="0in" fo:margin-top="0.0835in" fo:margin-bottom="0in" loext:contextual-spacing="false" fo:text-indent="0in" style:auto-text-indent="false"/>
    </style:style>
    <style:style style:name="P10" style:family="paragraph" style:parent-style-name="parag">
      <style:paragraph-properties fo:margin-left="0in" fo:margin-right="0in" fo:margin-top="0.0835in" fo:margin-bottom="0in" loext:contextual-spacing="false" fo:text-align="center" style:justify-single-word="false" fo:text-indent="0in" style:auto-text-indent="false"/>
    </style:style>
    <style:style style:name="P11" style:family="paragraph" style:parent-style-name="parag">
      <style:paragraph-properties fo:margin-left="0in" fo:margin-right="0in" fo:margin-top="0.0402in" fo:margin-bottom="0in" loext:contextual-spacing="false" fo:text-indent="0in" style:auto-text-indent="false"/>
    </style:style>
    <style:style style:name="P12" style:family="paragraph" style:parent-style-name="parag">
      <style:paragraph-properties fo:margin-left="0in" fo:margin-right="0in" fo:text-indent="0in" style:auto-text-indent="false"/>
    </style:style>
    <style:style style:name="P13" style:family="paragraph" style:parent-style-name="parag">
      <style:paragraph-properties fo:margin-left="0in" fo:margin-right="0in" fo:text-align="center" style:justify-single-word="false" fo:text-indent="0in" style:auto-text-indent="false" style:snap-to-layout-grid="false"/>
    </style:style>
    <style:style style:name="P14" style:family="paragraph" style:parent-style-name="parag">
      <style:paragraph-properties fo:margin-left="0in" fo:margin-right="0in" fo:text-align="center" style:justify-single-word="false" fo:text-indent="0in" style:auto-text-indent="false"/>
      <style:text-properties fo:font-size="9pt" style:font-size-asian="9pt"/>
    </style:style>
    <style:style style:name="P15" style:family="paragraph" style:parent-style-name="parag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6" style:family="paragraph" style:parent-style-name="parag">
      <style:paragraph-properties fo:margin-left="0in" fo:margin-right="0in" fo:text-indent="0.2402in" style:auto-text-indent="false"/>
    </style:style>
    <style:style style:name="P17" style:family="paragraph" style:parent-style-name="parag">
      <style:paragraph-properties fo:margin-left="0in" fo:margin-right="0in" fo:text-indent="0.2402in" style:auto-text-indent="false"/>
      <style:text-properties fo:font-size="12pt" style:font-size-asian="12pt"/>
    </style:style>
    <style:style style:name="P18" style:family="paragraph" style:parent-style-name="parag">
      <style:paragraph-properties fo:margin-left="0in" fo:margin-right="0in" fo:text-indent="0.2402in" style:auto-text-indent="false" style:snap-to-layout-grid="false"/>
    </style:style>
    <style:style style:name="P19" style:family="paragraph" style:parent-style-name="parag">
      <style:paragraph-properties fo:margin-left="0in" fo:margin-right="0in" fo:margin-top="0.0417in" fo:margin-bottom="0in" loext:contextual-spacing="false" fo:text-indent="0.2402in" style:auto-text-indent="false"/>
    </style:style>
    <style:style style:name="P20" style:family="paragraph" style:parent-style-name="parag">
      <style:paragraph-properties fo:margin-left="0in" fo:margin-right="0in" fo:margin-top="0.0835in" fo:margin-bottom="0in" loext:contextual-spacing="false" fo:text-indent="0.2402in" style:auto-text-indent="false"/>
    </style:style>
    <style:style style:name="P21" style:family="paragraph" style:parent-style-name="Text_20_body">
      <style:paragraph-properties fo:margin-left="0in" fo:margin-right="0.0492in" fo:text-align="center" style:justify-single-word="false" fo:text-indent="0in" style:auto-text-indent="false"/>
    </style:style>
    <style:style style:name="P22" style:family="paragraph" style:parent-style-name="Text_20_body">
      <style:paragraph-properties fo:margin-left="0in" fo:margin-right="0.0492in" fo:text-align="center" style:justify-single-word="false" fo:text-indent="0in" style:auto-text-indent="false"/>
      <style:text-properties style:font-name="Courier New" fo:font-size="11pt" fo:font-weight="normal" style:font-size-asian="11pt" style:font-weight-asian="normal"/>
    </style:style>
    <style:style style:name="P23" style:family="paragraph" style:parent-style-name="Text_20_body">
      <style:paragraph-properties fo:margin-left="0in" fo:margin-right="0.0492in" fo:line-height="0.1665in" fo:text-indent="0in" style:auto-text-indent="false"/>
      <style:text-properties style:font-name="Courier New" fo:font-size="10pt" fo:letter-spacing="-0.0043in" fo:font-weight="normal" style:font-size-asian="10pt" style:font-weight-asian="normal" style:text-scale="105%"/>
    </style:style>
    <style:style style:name="P24" style:family="paragraph" style:parent-style-name="Text_20_body">
      <style:paragraph-properties fo:margin-left="0in" fo:margin-right="0.0492in" fo:line-height="0.1665in" fo:text-indent="0in" style:auto-text-indent="false"/>
      <style:text-properties style:font-name="Courier New" fo:font-size="10pt" fo:letter-spacing="-0.0043in" style:font-size-asian="10pt" style:text-scale="105%"/>
    </style:style>
    <style:style style:name="P25" style:family="paragraph" style:parent-style-name="Text_20_body">
      <style:paragraph-properties fo:margin-left="0in" fo:margin-right="0.0492in" fo:line-height="0.1665in" fo:text-indent="0in" style:auto-text-indent="false"/>
    </style:style>
    <style:style style:name="P26" style:family="paragraph" style:parent-style-name="Text_20_body">
      <style:paragraph-properties fo:margin-left="0in" fo:margin-right="0.0492in" fo:text-align="center" style:justify-single-word="false" fo:text-indent="0in" style:auto-text-indent="false" fo:break-before="column"/>
      <style:text-properties style:font-name="Arial" fo:font-size="11pt" fo:font-weight="normal" style:font-size-asian="11pt" style:font-weight-asian="normal"/>
    </style:style>
    <style:style style:name="P27" style:family="paragraph" style:parent-style-name="Standard">
      <style:paragraph-properties fo:margin-left="0in" fo:margin-right="0.0492in" fo:line-height="0.1665in" fo:text-indent="0in" style:auto-text-indent="false"/>
      <style:text-properties style:font-name="Courier New" fo:font-size="10pt" fo:letter-spacing="-0.0043in" fo:language="fr" fo:country="FR" style:font-size-asian="10pt" style:text-scale="105%"/>
    </style:style>
    <style:style style:name="P28" style:family="paragraph" style:parent-style-name="Standard">
      <style:paragraph-properties fo:margin-left="0in" fo:margin-right="0.0492in" fo:text-indent="0in" style:auto-text-indent="false"/>
      <style:text-properties style:font-name="Courier New" fo:font-size="10pt" fo:language="fr" fo:country="FR" style:font-size-asian="10pt" style:font-size-complex="10pt"/>
    </style:style>
    <style:style style:name="P29" style:family="paragraph" style:parent-style-name="Standard">
      <style:paragraph-properties fo:margin-left="0in" fo:margin-right="0.0492in" fo:line-height="0.1528in" fo:text-indent="0in" style:auto-text-indent="false"/>
      <style:text-properties style:font-name="Courier New" fo:font-size="9pt" fo:language="fr" fo:country="FR" style:font-size-asian="9pt"/>
    </style:style>
    <style:style style:name="P30" style:family="paragraph" style:parent-style-name="Standard">
      <style:paragraph-properties fo:margin-left="0in" fo:margin-right="0.0492in" fo:line-height="0.1665in" fo:text-indent="0in" style:auto-text-indent="false"/>
    </style:style>
    <style:style style:name="P31" style:family="paragraph" style:parent-style-name="Standard">
      <style:paragraph-properties fo:margin-left="0in" fo:margin-right="0.0492in" fo:line-height="0.1528in" fo:text-indent="0in" style:auto-text-indent="false"/>
    </style:style>
    <style:style style:name="P32" style:family="paragraph" style:parent-style-name="Corps_20_de_20_texte_20_2">
      <style:paragraph-properties fo:margin-left="0in" fo:margin-right="0.0492in" fo:line-height="0.1665in" fo:text-indent="0in" style:auto-text-indent="false"/>
      <style:text-properties fo:letter-spacing="-0.0043in" style:text-scale="105%"/>
    </style:style>
    <style:style style:name="P33" style:family="paragraph" style:parent-style-name="Corps_20_de_20_texte_20_3">
      <style:paragraph-properties fo:margin-left="0in" fo:margin-right="0.0492in" fo:line-height="0.1665in" fo:text-indent="0in" style:auto-text-indent="false"/>
      <style:text-properties fo:font-size="10pt" fo:letter-spacing="-0.0043in" style:font-size-asian="10pt" style:text-scale="105%"/>
    </style:style>
    <style:style style:name="P34" style:family="paragraph" style:parent-style-name="Corps_20_de_20_texte_20_3">
      <style:paragraph-properties fo:margin-left="0in" fo:margin-right="0.0492in" fo:line-height="0.1665in" fo:text-indent="0in" style:auto-text-indent="false"/>
    </style:style>
    <style:style style:name="P35" style:family="paragraph" style:parent-style-name="Standard">
      <style:paragraph-properties fo:text-align="center" style:justify-single-word="false"/>
      <style:text-properties style:font-name="Arial" fo:language="fr" fo:country="FR"/>
    </style:style>
    <style:style style:name="P36" style:family="paragraph" style:parent-style-name="Standard">
      <style:paragraph-properties fo:text-align="center" style:justify-single-word="false"/>
      <style:text-properties style:font-name="Arial" fo:font-size="11pt" fo:language="fr" fo:country="FR" style:font-size-asian="11pt"/>
    </style:style>
    <style:style style:name="P37" style:family="paragraph" style:parent-style-name="Standard">
      <style:paragraph-properties fo:line-height="0.1665in"/>
      <style:text-properties style:font-name="Courier New" fo:font-size="10pt" fo:letter-spacing="-0.0043in" fo:language="fr" fo:country="FR" style:font-size-asian="10pt" style:text-scale="105%"/>
    </style:style>
    <style:style style:name="P38" style:family="paragraph" style:parent-style-name="Text_20_body">
      <style:paragraph-properties fo:margin-left="0in" fo:margin-right="0.0516in" fo:margin-top="0.0835in" fo:margin-bottom="0in" loext:contextual-spacing="false" fo:line-height="0.1665in" fo:text-indent="0in" style:auto-text-indent="false"/>
      <style:text-properties style:font-name="Courier New" fo:font-size="10pt" fo:letter-spacing="-0.0043in" fo:font-weight="normal" style:font-size-asian="10pt" style:font-weight-asian="normal" style:text-scale="105%"/>
    </style:style>
    <style:style style:name="P39" style:family="paragraph" style:parent-style-name="Standard">
      <style:paragraph-properties fo:margin-left="0in" fo:margin-right="0.0516in" fo:line-height="0.139in" fo:text-indent="0in" style:auto-text-indent="false"/>
      <style:text-properties style:font-name="Courier New" fo:font-size="9pt" fo:language="fr" fo:country="FR" style:font-size-asian="9pt"/>
    </style:style>
    <style:style style:name="P40" style:family="paragraph" style:parent-style-name="Standard">
      <style:paragraph-properties fo:margin-left="0in" fo:margin-right="0.0516in" fo:line-height="0.139in" fo:text-indent="0in" style:auto-text-indent="false"/>
      <style:text-properties style:font-name="Courier New" fo:font-size="9pt" fo:language="fr" fo:country="FR" style:font-size-asian="9pt" style:font-size-complex="9pt"/>
    </style:style>
    <style:style style:name="P41" style:family="paragraph" style:parent-style-name="Standard">
      <style:paragraph-properties fo:margin-left="0in" fo:margin-right="0.0516in" fo:line-height="0.139in" fo:text-indent="0in" style:auto-text-indent="false"/>
      <style:text-properties style:font-name="Courier New" fo:font-size="9pt" fo:language="fr" fo:country="FR" fo:font-weight="bold" style:font-size-asian="9pt" style:font-weight-asian="bold"/>
    </style:style>
    <style:style style:name="P42" style:family="paragraph" style:parent-style-name="Standard">
      <style:paragraph-properties fo:margin-left="0in" fo:margin-right="0.0516in" fo:line-height="0.139in" fo:text-indent="0in" style:auto-text-indent="false"/>
      <style:text-properties style:font-name="Courier New" fo:font-size="11pt" fo:language="fr" fo:country="FR" style:font-size-asian="11pt"/>
    </style:style>
    <style:style style:name="P43" style:family="paragraph" style:parent-style-name="Standard">
      <style:paragraph-properties fo:margin-left="0in" fo:margin-right="0.0516in" fo:line-height="0.139in" fo:text-indent="0in" style:auto-text-indent="false"/>
    </style:style>
    <style:style style:name="P44" style:family="paragraph" style:parent-style-name="Standard">
      <style:paragraph-properties fo:margin-left="0in" fo:margin-right="0.0201in" fo:line-height="0.1665in" fo:text-indent="0in" style:auto-text-indent="false"/>
    </style:style>
    <style:style style:name="P45" style:family="paragraph" style:parent-style-name="Standard">
      <style:paragraph-properties fo:margin-left="0in" fo:margin-right="0.0201in" fo:line-height="0.1665in" fo:text-indent="0in" style:auto-text-indent="false"/>
      <style:text-properties style:font-name="Courier New" fo:font-size="10pt" fo:letter-spacing="-0.0043in" fo:language="fr" fo:country="FR" style:font-size-asian="10pt" style:text-scale="105%"/>
    </style:style>
    <style:style style:name="P46" style:family="paragraph" style:parent-style-name="parag">
      <style:paragraph-properties fo:margin-left="0in" fo:margin-right="0in" fo:margin-top="0.0417in" fo:margin-bottom="0in" loext:contextual-spacing="false" fo:text-indent="0.2201in" style:auto-text-indent="false"/>
    </style:style>
    <style:style style:name="P47" style:family="paragraph" style:parent-style-name="parag">
      <style:paragraph-properties fo:margin-left="0in" fo:margin-right="0in" fo:margin-top="0.0835in" fo:margin-bottom="0in" loext:contextual-spacing="false" fo:text-indent="0.6654in" style:auto-text-indent="false"/>
      <style:text-properties fo:font-size="10pt" style:font-size-asian="10pt"/>
    </style:style>
    <style:style style:name="P48" style:family="paragraph" style:parent-style-name="parag">
      <style:paragraph-properties fo:margin-left="0in" fo:margin-right="0in" fo:margin-top="0in" fo:margin-bottom="0.0835in" loext:contextual-spacing="false" fo:text-indent="0.6654in" style:auto-text-indent="false"/>
      <style:text-properties fo:font-size="10pt" style:font-size-asian="10pt"/>
    </style:style>
    <style:style style:name="P49" style:family="paragraph" style:parent-style-name="parag">
      <style:paragraph-properties fo:margin-left="0.4917in" fo:margin-right="0in" fo:text-indent="0.5083in" style:auto-text-indent="false">
        <style:tab-stops/>
      </style:paragraph-properties>
      <style:text-properties fo:font-size="10pt" style:font-size-asian="10pt"/>
    </style:style>
    <style:style style:name="P50" style:family="paragraph" style:parent-style-name="parag">
      <style:paragraph-properties fo:margin-left="0in" fo:margin-right="0in" fo:text-indent="0.6665in" style:auto-text-indent="false"/>
      <style:text-properties fo:font-size="10pt" style:font-size-asian="10pt"/>
    </style:style>
    <style:style style:name="P51" style:family="paragraph" style:parent-style-name="parag">
      <style:paragraph-properties fo:margin-left="0in" fo:margin-right="0in" fo:text-indent="0.6665in" style:auto-text-indent="false"/>
      <style:text-properties fo:font-size="10pt" style:font-size-asian="10pt" style:font-size-complex="10pt"/>
    </style:style>
    <style:style style:name="P52" style:family="paragraph" style:parent-style-name="parag">
      <style:paragraph-properties fo:margin-left="0in" fo:margin-right="0in" fo:text-indent="1in" style:auto-text-indent="false"/>
      <style:text-properties fo:font-size="10pt" style:font-size-asian="10pt"/>
    </style:style>
    <style:style style:name="P53" style:family="paragraph" style:parent-style-name="Text_20_body">
      <style:paragraph-properties fo:margin-left="0.0827in" fo:margin-right="0.1654in" fo:margin-top="0.0402in" fo:margin-bottom="0in" loext:contextual-spacing="false" fo:text-align="justify" style:justify-single-word="false" fo:text-indent="-0.0827in" style:auto-text-indent="false">
        <style:tab-stops/>
      </style:paragraph-properties>
    </style:style>
    <style:style style:name="P54" style:family="paragraph" style:parent-style-name="Text_20_body">
      <style:paragraph-properties fo:margin-left="0.0827in" fo:margin-right="0.1654in" fo:text-align="justify" style:justify-single-word="false" fo:text-indent="-0.0827in" style:auto-text-indent="false">
        <style:tab-stops/>
      </style:paragraph-properties>
    </style:style>
    <style:style style:name="P55" style:family="paragraph" style:parent-style-name="Text_20_body">
      <style:paragraph-properties fo:margin-left="0.0835in" fo:margin-right="0.1665in" fo:text-align="center" style:justify-single-word="false" fo:text-indent="-0.0835in" style:auto-text-indent="false">
        <style:tab-stops/>
      </style:paragraph-properties>
      <style:text-properties style:font-name="Arial" fo:font-size="11pt" fo:font-weight="normal" style:font-size-asian="11pt" style:font-weight-asian="normal"/>
    </style:style>
    <style:style style:name="P56" style:family="paragraph" style:parent-style-name="Standard">
      <style:paragraph-properties fo:margin-left="0in" fo:margin-right="-0.0634in" fo:margin-top="0.0402in" fo:margin-bottom="0in" loext:contextual-spacing="false" fo:line-height="0.1528in" fo:text-indent="0in" style:auto-text-indent="false"/>
    </style:style>
    <style:style style:name="P57" style:family="paragraph" style:parent-style-name="Standard">
      <style:paragraph-properties fo:margin-left="0in" fo:margin-right="-0.0634in" fo:line-height="0.1528in" fo:text-indent="0in" style:auto-text-indent="false"/>
      <style:text-properties style:font-name="Courier New" fo:font-size="9pt" fo:language="fr" fo:country="FR" style:font-size-asian="9pt"/>
    </style:style>
    <style:style style:name="P58" style:family="paragraph" style:parent-style-name="Standard">
      <style:paragraph-properties fo:margin-left="0in" fo:margin-right="-0.0634in" fo:line-height="0.1528in" fo:text-indent="0in" style:auto-text-indent="false"/>
    </style:style>
    <style:style style:name="P59" style:family="paragraph" style:parent-style-name="Text_20_body" style:master-page-name="MP0">
      <style:paragraph-properties fo:margin-left="0in" fo:margin-right="-0.0008in" fo:text-align="center" style:justify-single-word="false" fo:text-indent="0in" style:auto-text-indent="false" style:page-number="auto" fo:break-before="page"/>
      <style:text-properties style:font-name="Arial" fo:font-size="11pt" fo:font-weight="normal" style:font-size-asian="11pt" style:font-weight-asian="normal"/>
    </style:style>
    <style:style style:name="T1" style:family="text">
      <style:text-properties fo:font-size="15pt" fo:language="fr" fo:country="FR" fo:font-weight="bold" style:font-size-asian="15pt" style:font-weight-asian="bold"/>
    </style:style>
    <style:style style:name="T2" style:family="text">
      <style:text-properties fo:font-size="15pt" fo:language="fr" fo:country="FR" style:font-size-asian="15pt"/>
    </style:style>
    <style:style style:name="T3" style:family="text">
      <style:text-properties fo:font-size="10pt" fo:font-weight="normal" style:font-size-asian="10pt" style:font-weight-asian="normal"/>
    </style:style>
    <style:style style:name="T4" style:family="text">
      <style:text-properties fo:font-size="10pt" fo:font-weight="normal" style:font-size-asian="10pt" style:font-weight-asian="normal" style:font-weight-complex="normal"/>
    </style:style>
    <style:style style:name="T5" style:family="text">
      <style:text-properties fo:font-size="10pt" style:font-size-asian="10pt"/>
    </style:style>
    <style:style style:name="T6" style:family="text">
      <style:text-properties fo:font-size="10pt" fo:letter-spacing="-0.0043in" style:font-size-asian="10pt" style:text-scale="105%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fo:font-style="italic" style:font-size-asian="12pt" style:font-style-asian="italic"/>
    </style:style>
    <style:style style:name="T10" style:family="text">
      <style:text-properties fo:font-size="12pt" fo:letter-spacing="-0.0016in" style:font-size-asian="12pt"/>
    </style:style>
    <style:style style:name="T11" style:family="text">
      <style:text-properties fo:font-size="12pt" fo:letter-spacing="-0.0016in" style:font-name-asian="MS Mincho" style:font-size-asian="12pt"/>
    </style:style>
    <style:style style:name="T12" style:family="text">
      <style:text-properties fo:font-size="12pt" fo:letter-spacing="0.0016in" style:font-size-asian="12pt"/>
    </style:style>
    <style:style style:name="T13" style:family="text">
      <style:text-properties style:font-name="Arial Narrow" fo:font-size="12pt" style:font-size-asian="12pt"/>
    </style:style>
    <style:style style:name="T14" style:family="text">
      <style:text-properties fo:font-size="8pt" style:font-size-asian="8pt"/>
    </style:style>
    <style:style style:name="T15" style:family="text">
      <style:text-properties style:text-position="-45% 100%"/>
    </style:style>
    <style:style style:name="T16" style:family="text">
      <style:text-properties style:font-name="Courier New" fo:font-size="10pt" fo:letter-spacing="-0.0043in" fo:font-weight="normal" style:font-size-asian="10pt" style:font-weight-asian="normal" style:text-scale="105%"/>
    </style:style>
    <style:style style:name="T17" style:family="text">
      <style:text-properties style:font-name="Courier New" fo:font-size="10pt" fo:letter-spacing="-0.0043in" fo:font-weight="normal" fo:background-color="#dbe5f1" loext:char-shading-value="0" style:font-size-asian="10pt" style:font-weight-asian="normal" style:text-scale="105%"/>
    </style:style>
    <style:style style:name="T18" style:family="text">
      <style:text-properties style:font-name="Courier New" fo:font-size="10pt" fo:letter-spacing="-0.0043in" style:font-size-asian="10pt" style:text-scale="105%"/>
    </style:style>
    <style:style style:name="T19" style:family="text">
      <style:text-properties style:font-name="Courier New" fo:font-size="10pt" fo:letter-spacing="-0.0043in" fo:language="fr" fo:country="FR" style:font-size-asian="10pt" style:text-scale="105%"/>
    </style:style>
    <style:style style:name="T20" style:family="text">
      <style:text-properties style:font-name="Courier New" fo:font-size="10pt" fo:letter-spacing="-0.0043in" fo:language="fr" fo:country="FR" fo:background-color="#dbe5f1" loext:char-shading-value="0" style:font-size-asian="10pt" style:text-scale="105%"/>
    </style:style>
    <style:style style:name="T21" style:family="text">
      <style:text-properties style:font-name="Courier New" fo:font-size="10pt" fo:letter-spacing="-0.0043in" fo:language="fr" fo:country="FR" fo:font-style="italic" style:font-size-asian="10pt" style:font-style-asian="italic" style:text-scale="105%"/>
    </style:style>
    <style:style style:name="T22" style:family="text">
      <style:text-properties style:font-name="Courier New" fo:font-size="10pt" fo:letter-spacing="-0.0138in" fo:language="fr" fo:country="FR" fo:font-weight="bold" style:font-size-asian="10pt" style:font-weight-asian="bold"/>
    </style:style>
    <style:style style:name="T23" style:family="text">
      <style:text-properties style:font-name="Courier New" fo:font-size="9pt" fo:language="fr" fo:country="FR" fo:background-color="#dbe5f1" loext:char-shading-value="0" style:font-size-asian="9pt"/>
    </style:style>
    <style:style style:name="T24" style:family="text">
      <style:text-properties style:font-name="Courier New" fo:font-size="9pt" fo:language="fr" fo:country="FR" style:font-size-asian="9pt"/>
    </style:style>
    <style:style style:name="T25" style:family="text">
      <style:text-properties style:font-name="Courier New" fo:font-size="9pt" fo:language="fr" fo:country="FR" style:font-size-asian="9pt" style:font-weight-complex="bold"/>
    </style:style>
    <style:style style:name="T26" style:family="text">
      <style:text-properties style:font-name="Courier New" fo:font-size="9pt" fo:language="fr" fo:country="FR" fo:font-weight="bold" style:font-size-asian="9pt" style:font-weight-asian="bold"/>
    </style:style>
    <style:style style:name="T27" style:family="text">
      <style:text-properties fo:letter-spacing="0.0028in"/>
    </style:style>
    <style:style style:name="T28" style:family="text">
      <style:text-properties fo:letter-spacing="0.0055in"/>
    </style:style>
    <style:style style:name="T29" style:family="text">
      <style:text-properties fo:letter-spacing="0.0055in" style:font-name-asian="MS Mincho" style:font-size-complex="11pt"/>
    </style:style>
    <style:style style:name="T30" style:family="text">
      <style:text-properties fo:letter-spacing="0.0335in"/>
    </style:style>
    <style:style style:name="T31" style:family="text">
      <style:text-properties fo:letter-spacing="0.0043in"/>
    </style:style>
    <style:style style:name="T32" style:family="text">
      <style:text-properties fo:letter-spacing="0.0043in" fo:font-weight="bold" style:font-weight-asian="bold"/>
    </style:style>
    <style:style style:name="T33" style:family="text">
      <style:text-properties fo:font-style="italic" style:font-style-asian="italic"/>
    </style:style>
    <style:style style:name="T34" style:family="text">
      <style:text-properties fo:letter-spacing="-0.0138in"/>
    </style:style>
    <style:style style:name="T35" style:family="text">
      <style:text-properties style:text-position="super 64%"/>
    </style:style>
    <style:style style:name="T36" style:family="text">
      <style:text-properties fo:font-weight="bold" style:font-weight-asian="bold"/>
    </style:style>
    <style:style style:name="T37" style:family="text">
      <style:text-properties style:font-size-complex="11pt"/>
    </style:style>
    <style:style style:name="T38" style:family="text">
      <style:text-properties style:font-name="Symbol" fo:font-size="10.5pt" style:font-size-asian="10.5pt"/>
    </style:style>
    <style:style style:name="T39" style:family="text">
      <style:text-properties style:text-position="super 67%" fo:font-size="9pt" style:font-size-asian="9pt"/>
    </style:style>
    <style:style style:name="T40" style:family="text">
      <style:text-properties style:text-position="super 67%" fo:font-size="9pt" fo:font-weight="normal" style:font-size-asian="9pt" style:font-weight-asian="normal" style:font-weight-complex="normal"/>
    </style:style>
    <style:style style:name="T41" style:family="text">
      <style:text-properties fo:font-size="9pt" style:font-size-asian="9pt"/>
    </style:style>
    <style:style style:name="T42" style:family="text">
      <style:text-properties fo:font-size="9pt" fo:font-weight="normal" style:font-size-asian="9pt" style:font-weight-asian="normal" style:font-weight-complex="normal"/>
    </style:style>
    <style:style style:name="T43" style:family="text">
      <style:text-properties style:text-position="super 65%" fo:font-size="10pt" style:font-size-asian="10pt"/>
    </style:style>
    <style:style style:name="T44" style:family="text">
      <style:text-properties style:text-position="super 65%" fo:font-size="10pt" fo:font-weight="normal" style:font-size-asian="10pt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1035in" fo:padding-right="0.1035in" fo:padding-top="0.0535in" fo:padding-bottom="0.0535in" fo:border="0.51pt solid #000000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in" draw:visible-area-width="1.9685in" draw:visible-area-height="1.968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Le document imprimé</text:p>
      <text:p text:style-name="P1">Guide pratique<text:tab/>mai 2020</text:p>
      <text:p text:style-name="P2"/>
      <text:p text:style-name="P3">Chapitre I.</text:p>
      <text:p text:style-name="P5"><text:tab/></text:p>
      <text:p text:style-name="P6"><text:span text:style-name="Police_20_par_20_défaut"><text:span text:style-name="T1">R</text:span></text:span><text:span text:style-name="Police_20_par_20_défaut"><text:span text:style-name="T2">ésumé des </text:span></text:span><text:span text:style-name="Police_20_par_20_défaut"><text:span text:style-name="T1">D</text:span></text:span><text:span text:style-name="Police_20_par_20_défaut"><text:span text:style-name="T2">irectives de </text:span></text:span><text:span text:style-name="Police_20_par_20_défaut"><text:span text:style-name="T1">R</text:span></text:span><text:span text:style-name="Police_20_par_20_défaut"><text:span text:style-name="T2">electure et de </text:span></text:span><text:span text:style-name="Police_20_par_20_défaut"><text:span text:style-name="T1">C</text:span></text:span><text:span text:style-name="Police_20_par_20_défaut"><text:span text:style-name="T2">orrection</text:span></text:span></text:p>
      <text:p text:style-name="P8"><text:span text:style-name="Police_20_par_20_défaut"><text:span text:style-name="T3">GRAS </text:span></text:span><text:span text:style-name="Police_20_par_20_défaut"><text:span text:style-name="T5">―</text:span></text:span><text:span text:style-name="Police_20_par_20_défaut"><text:span text:style-name="T3"> ITALIQUES </text:span></text:span><text:span text:style-name="Police_20_par_20_défaut"><text:span text:style-name="T5">―</text:span></text:span><text:span text:style-name="Police_20_par_20_défaut"><text:span text:style-name="T3"> PETITES</text:span></text:span></text:p>
      <text:p text:style-name="P4"><text:span text:style-name="Police_20_par_20_défaut"><text:span text:style-name="T3">CAPITALES </text:span></text:span><text:span text:style-name="Police_20_par_20_défaut"><text:span text:style-name="T5">―</text:span></text:span><text:span text:style-name="Police_20_par_20_défaut"><text:span text:style-name="T3"> PARAGRAPHES </text:span></text:span><text:span text:style-name="Police_20_par_20_défaut"><text:span text:style-name="T5">―</text:span></text:span><text:span text:style-name="Police_20_par_20_défaut"><text:span text:style-name="T3"> TIRETS</text:span></text:span></text:p>
      <text:p text:style-name="P4"><text:span text:style-name="Police_20_par_20_défaut"><text:span text:style-name="T5">―</text:span></text:span><text:span text:style-name="Police_20_par_20_défaut"><text:span text:style-name="T3"> NOTES</text:span></text:span></text:p>
      <text:p text:style-name="P9"><text:span text:style-name="Police_20_par_20_défaut"><text:span text:style-name="T7">Les mots imprimés </text:span></text:span><text:span text:style-name="Police_20_par_20_défaut"><text:span text:style-name="T8">en gras</text:span></text:span><text:span text:style-name="Police_20_par_20_défaut"><text:span text:style-name="T7"> ou </text:span></text:span><text:span text:style-name="Police_20_par_20_défaut"><text:span text:style-name="T9">en italique</text:span></text:span><text:span text:style-name="Police_20_par_20_défaut"><text:span text:style-name="T7"> doivent être ignorés quant à leur formatage. Seul le texte doit être corrigé, indépendamment de la mise en forme. Ignorez également les </text:span></text:span><text:span text:style-name="Police_20_par_20_défaut"><text:span text:style-name="T5">changements de taille</text:span></text:span><text:span text:style-name="Police_20_par_20_défaut"><text:span text:style-name="T7"> ou de </text:span></text:span><text:span text:style-name="Police_20_par_20_défaut"><text:span text:style-name="T13">police de caractère</text:span></text:span><text:span text:style-name="Police_20_par_20_défaut"><text:span text:style-name="T7">. Les mots en P</text:span></text:span><text:span text:style-name="Police_20_par_20_défaut"><text:span text:style-name="T14">ETITES</text:span></text:span><text:span text:style-name="Police_20_par_20_défaut"><text:span text:style-name="T7"> C</text:span></text:span><text:span text:style-name="Police_20_par_20_défaut"><text:span text:style-name="T14">APITALES</text:span></text:span><text:span text:style-name="Police_20_par_20_défaut"><text:span text:style-name="T7"> au milieu d’un texte sont laissés comme dans le texte éditable : si le texte est entièrement en </text:span></text:span><text:span text:style-name="Police_20_par_20_défaut"><text:span text:style-name="T14">CAPITALES</text:span></text:span><text:span text:style-name="Police_20_par_20_défaut"><text:span text:style-name="T7">, laissez-le en </text:span></text:span><text:span text:style-name="Police_20_par_20_défaut"><text:span text:style-name="T14">CAPITALES</text:span></text:span><text:span text:style-name="Police_20_par_20_défaut"><text:span text:style-name="T7">, etc.</text:span></text:span></text:p>
      <text:p text:style-name="P16"><text:span text:style-name="Police_20_par_20_défaut"><text:span text:style-name="T7">Chaque nouveau paragraphe est précédé d’une ligne blanche. Ne mettez une ligne blanche en haut de la page que si celle-ci commence par un nouveau paragraphe.</text:span></text:span></text:p>
      <text:p text:style-name="P16"><text:span text:style-name="Police_20_par_20_défaut"><text:span text:style-name="T7">N’enlevez pas les sauts de lignes (« retour chariot »). La mise en page se fera tout à la ﬁn, mais en attendant les bénévoles qui viennent après vous préfèrent que les sauts de ligne soient identiques entre le texte et l’image pour pouvoir les comparer facilement ligne par ligne.</text:span></text:span></text:p>
      <text:p text:style-name="P17">Enlevez les en-têtes et pieds de page (comme le titre du livre ou du chapitre, ou le numéro de page) répétés sur chaque page.</text:p>
      <text:p text:style-name="P10"><text:span text:style-name="Police_20_par_20_défaut"><text:span text:style-name="T15">*</text:span></text:span> * <text:span text:style-name="Police_20_par_20_défaut"><text:span text:style-name="T15">*</text:span></text:span></text:p>
      <text:p text:style-name="P17">Retirez l’espace avant la ponctuation (y compris, en typographie française, l’espace insécable ﬁgurant avant le deux-points et le point-virgule) ; gardez en revanche l’espace après une ponctuation.</text:p>
      <text:p text:style-name="P17">Ne corrigez pas les mots dont l’orthographe est délibérément non conforme à l’usage actuel (phrase en dialecte, vieulx françois, etc.). Signalez les erreurs d’impression par une note dans le tetxe.</text:p>
      <text:p text:style-name="P16"><text:span text:style-name="Police_20_par_20_défaut"><text:span text:style-name="T7">La lettre s des livres anciens, imprimée comme </text:span></text:span><text:span text:style-name="Police_20_par_20_défaut"><text:span text:style-name="T9">ſ </text:span></text:span><text:span text:style-name="Police_20_par_20_défaut"><text:span text:style-name="T7">ou </text:span></text:span>ſ<text:span text:style-name="Police_20_par_20_défaut"><text:span text:style-name="T7">, doit être changée en « s ».</text:span></text:span></text:p>
      <text:p text:style-name="P16"><text:span text:style-name="Police_20_par_20_défaut"><text:span text:style-name="T8">Traits d’union</text:span></text:span><text:span text:style-name="Police_20_par_20_défaut"><text:span text:style-name="T7">. ― Si un mot est coupé en ﬁn de ligne, rejoignez-le sur la ligne supé­rieure, en ne laissant le trait d’union que s’il s’agit d’un mot composé comme « hors-série</text:span></text:span><text:span text:style-name="Police_20_par_20_défaut"><text:span text:style-name="T10"> ». N’oubliez pas</text:span></text:span><text:span text:style-name="Police_20_par_20_défaut"><text:span text:style-name="T11"> </text:span></text:span><text:span text:style-name="Police_20_par_20_défaut"><text:span text:style-name="T10">d’insérer</text:span></text:span><text:span text:style-name="Police_20_par_20_défaut"><text:span text:style-name="T11"> </text:span></text:span><text:span text:style-name="Police_20_par_20_défaut"><text:span text:style-name="T10">après le</text:span></text:span><text:span text:style-name="Police_20_par_20_défaut"><text:span text:style-name="T7"> mot un retour à la ligne pour respecter les sauts de ligne.</text:span></text:span><text:span text:style-name="Police_20_par_20_défaut"><text:span text:style-name="T12"> </text:span></text:span><text:span text:style-name="Police_20_par_20_défaut"><text:span text:style-name="T7">Laissez </text:span></text:span><text:span text:style-name="Police_20_par_20_défaut"><text:span text:style-name="T12">le trait d’union à la </text:span></text:span><text:span text:style-name="Police_20_par_20_défaut"><text:span text:style-name="T7">ﬁ</text:span></text:span><text:span text:style-name="Police_20_par_20_défaut"><text:span text:style-name="T12">n de la der-</text:span></text:span></text:p>
      <text:p text:style-name="P21"/>
      <text:p text:style-name="P21">- 1 -</text:p>
      <text:p text:style-name="P26">Le texte correctement relu</text:p>
      <text:p text:style-name="P22"/>
      <text:p text:style-name="P25"><draw:frame draw:style-name="fr1" draw:name="Frame1" text:anchor-type="paragraph" svg:x="0.9118in" svg:y="-0.1272in" svg:width="2.5091in" style:rel-width="scale" svg:height="0.348in" style:rel-height="scale" draw:z-index="2"><draw:text-box><text:p text:style-name="P35">Supprimez l’en-tête</text:p></draw:text-box></draw:frame><text:span text:style-name="Police_20_par_20_défaut"><text:span text:style-name="T16"/></text:span></text:p>
      <text:p text:style-name="P38">Chapitre I.</text:p>
      <text:p text:style-name="P27"/>
      <text:p text:style-name="P27">Résumé des Directives de Relecture</text:p>
      <text:p text:style-name="P27">et de Correction</text:p>
      <text:p text:style-name="P27"/>
      <text:p text:style-name="P23">GRAS--ITALIQUES--PETITES</text:p>
      <text:p text:style-name="P25"><text:span text:style-name="Police_20_par_20_défaut"><text:span text:style-name="T16">CAPITALES--PARAGRAPHES--TIRETS</text:span></text:span><text:span text:style-name="Police_20_par_20_défaut"><text:span text:style-name="T17">--NOTES</text:span></text:span></text:p>
      <text:p text:style-name="P27"/>
      <text:p text:style-name="P25"><text:span text:style-name="Police_20_par_20_défaut"><text:span text:style-name="T16">Les mots imprimés en gras</text:span></text:span><text:span text:style-name="Police_20_par_20_défaut"><text:span text:style-name="T18"> </text:span></text:span><text:span text:style-name="Police_20_par_20_défaut"><text:span text:style-name="T16">ou en italique</text:span></text:span></text:p>
      <text:p text:style-name="P23">doivent être ignorés quant à leur formatage.</text:p>
      <text:p text:style-name="P23">Seul le texte doit être corrigé, indépendamment</text:p>
      <text:p text:style-name="P23">de la mise en forme. Ignorez également les</text:p>
      <text:p text:style-name="P23">changements de taille ou de police de caractère. Les</text:p>
      <text:p text:style-name="P44"><text:span text:style-name="Police_20_par_20_défaut"><text:span text:style-name="T19">mots en </text:span></text:span><text:span text:style-name="Police_20_par_20_défaut"><text:span text:style-name="T20">Petites Capitales</text:span></text:span><text:span text:style-name="Police_20_par_20_défaut"><text:span text:style-name="T19"> au milieu d'un texte</text:span></text:span></text:p>
      <text:p text:style-name="P44"><text:span text:style-name="Police_20_par_20_défaut"><text:span text:style-name="T19">sont laissés comme dans le texte éditable: si le</text:span></text:span></text:p>
      <text:p text:style-name="P44"><text:span text:style-name="Police_20_par_20_défaut"><text:span text:style-name="T19">texte est entièrement en </text:span></text:span><text:span text:style-name="Police_20_par_20_défaut"><text:span text:style-name="T20">CAPITALES</text:span></text:span><text:span text:style-name="Police_20_par_20_défaut"><text:span text:style-name="T19">, laissez-le en</text:span></text:span></text:p>
      <text:p text:style-name="P44"><text:span text:style-name="Police_20_par_20_défaut"><text:span text:style-name="T20">CAPITALES</text:span></text:span><text:span text:style-name="Police_20_par_20_défaut"><text:span text:style-name="T19">, etc.</text:span></text:span></text:p>
      <text:p text:style-name="P24"/>
      <text:p text:style-name="P27">Chaque nouveau paragraphe est précédé</text:p>
      <text:p text:style-name="P30"><text:span text:style-name="Police_20_par_20_défaut"><text:span text:style-name="T19">d'une ligne blanche. Ne mettez une ligne</text:span></text:span></text:p>
      <text:p text:style-name="P27">blanche en haut de la page que si celle-ci</text:p>
      <text:p text:style-name="P27">commence par un nouveau paragraphe.</text:p>
      <text:p text:style-name="P37"/>
      <text:p text:style-name="P32">N'enlevez pas les sauts de lignes («retour</text:p>
      <text:p text:style-name="P32">chariot»). La mise en page se fera tout à la fin,</text:p>
      <text:p text:style-name="P32">mais en attendant les bénévoles qui viennent</text:p>
      <text:p text:style-name="P32">après vous préfèrent que les sauts de ligne</text:p>
      <text:p text:style-name="P32">soient identiques entre le texte et l'image pour pouvoir les comparer facilement ligne par</text:p>
      <text:p text:style-name="P32">ligne.</text:p>
      <text:p text:style-name="P27"/>
      <text:p text:style-name="P33">Enlevez les en-têtes et pieds de page</text:p>
      <text:p text:style-name="P33">(comme le titre du livre ou du chapitre, ou le</text:p>
      <text:p text:style-name="P33">numéro de page) répétés sur chaque page.</text:p>
      <text:p text:style-name="P34"><draw:frame draw:style-name="fr1" draw:name="Frame2" text:anchor-type="paragraph" svg:x="0.1382in" svg:y="0.1173in" svg:width="4.3417in" style:rel-width="scale" svg:height="0.3154in" style:rel-height="scale" draw:z-index="1"><draw:text-box><text:p text:style-name="P36">Ignorez les espaces ou décorations entre les paragraphes.</text:p></draw:text-box></draw:frame><text:span text:style-name="Police_20_par_20_défaut"><text:span text:style-name="T6"/></text:span></text:p>
      <text:p text:style-name="P33"/>
      <text:p text:style-name="P33"/>
      <text:p text:style-name="P23">Retirez l'espace avant la ponctuation (y</text:p>
      <text:p text:style-name="P23">compris, en typographie française, l'espace</text:p>
      <text:p text:style-name="P23">insécable figurant avant le deux-points et le</text:p>
      <text:p text:style-name="P23">point-virgule); gardez en revanche l'espace</text:p>
      <text:p text:style-name="P23">après une ponctuation.</text:p>
      <text:p text:style-name="P23"/>
      <text:p text:style-name="P23">Ne corrigez pas les mots dont l'orthographe</text:p>
      <text:p text:style-name="P23">est délibérément non conforme à l'usage actuel</text:p>
      <text:p text:style-name="P23">(phrase en dialecte, vieulx françois, etc.).</text:p>
      <text:p text:style-name="P23">Signalez les erreurs d'impression par une note</text:p>
      <text:p text:style-name="P44"><text:span text:style-name="Police_20_par_20_défaut"><text:span text:style-name="T19">dans le tetxe</text:span></text:span><text:span text:style-name="Police_20_par_20_défaut"><text:span text:style-name="T20">[**texte ?]</text:span></text:span><text:span text:style-name="Police_20_par_20_défaut"><text:span text:style-name="T19">.</text:span></text:span></text:p>
      <text:p text:style-name="P23"/>
      <text:p text:style-name="P23">La lettre s des livres anciens, imprimée</text:p>
      <text:p text:style-name="P44"><text:span text:style-name="Police_20_par_20_défaut"><text:span text:style-name="T19">comme </text:span></text:span><text:span text:style-name="Police_20_par_20_défaut"><text:span text:style-name="T20">s</text:span></text:span><text:span text:style-name="Police_20_par_20_défaut"><text:span text:style-name="T21"> </text:span></text:span><text:span text:style-name="Police_20_par_20_défaut"><text:span text:style-name="T19">ou </text:span></text:span><text:span text:style-name="Police_20_par_20_défaut"><text:span text:style-name="T20">s</text:span></text:span><text:span text:style-name="Police_20_par_20_défaut"><text:span text:style-name="T19">, doit être changée en «s».</text:span></text:span></text:p>
      <text:p text:style-name="P23"/>
      <text:p text:style-name="P45">Traits d'union.--Si un mot est coupé en</text:p>
      <text:p text:style-name="P44"><text:span text:style-name="Police_20_par_20_défaut"><text:span text:style-name="T19">fin de ligne, rejoignez-le sur la ligne </text:span></text:span><text:span text:style-name="Police_20_par_20_défaut"><text:span text:style-name="T20">supérieure,</text:span></text:span></text:p>
      <text:p text:style-name="P45">en ne laissant le trait d'union que s'il</text:p>
      <text:p text:style-name="P44"><text:span text:style-name="Police_20_par_20_défaut"><text:span text:style-name="T19">s'agit d'un mot composé comme «</text:span></text:span><text:span text:style-name="Police_20_par_20_défaut"><text:span text:style-name="T20">hors-série».</text:span></text:span></text:p>
      <text:p text:style-name="P45">N'oubliez pas d'insérer après le mot</text:p>
      <text:p text:style-name="P45">un retour à la ligne pour respecter les sauts de</text:p>
      <text:p text:style-name="P44"><text:span text:style-name="Police_20_par_20_défaut"><text:span text:style-name="T19">ligne. Laissez le trait d'union à la fin de la </text:span></text:span><text:span text:style-name="Police_20_par_20_défaut"><text:span text:style-name="T20">der-*</text:span></text:span></text:p>
      <text:p text:style-name="P44"><draw:frame draw:style-name="fr1" draw:name="Frame3" text:anchor-type="paragraph" svg:x="0.7453in" svg:y="0.2035in" svg:width="2.5091in" style:rel-width="scale" svg:height="0.348in" style:rel-height="scale" draw:z-index="3"><draw:text-box><text:p text:style-name="P35">Supprimez le pied de page</text:p></draw:text-box></draw:frame><text:span text:style-name="Police_20_par_20_défaut"><text:span text:style-name="T22"/></text:span></text:p>
      <text:p text:style-name="P7"><text:soft-page-break/>Le document imprimé</text:p>
      <text:p text:style-name="P11">nière ligne d’une page, en ajoutant un astérisque * après le trait d'union. Placez également un astérisque avant le fragment de mot sur la page <text:span text:style-name="Police_20_par_20_défaut"><text:span text:style-name="T27">suivante. Si vous ne savez pas s’il faut garder </text:span></text:span><text:span text:style-name="Police_20_par_20_défaut"><text:span text:style-name="T28">le</text:span></text:span><text:span text:style-name="Police_20_par_20_défaut"><text:span text:style-name="T30"> </text:span></text:span><text:span text:style-name="Police_20_par_20_défaut"><text:span text:style-name="T28">trait</text:span></text:span><text:span text:style-name="Police_20_par_20_défaut"><text:span text:style-name="T30"> </text:span></text:span><text:span text:style-name="Police_20_par_20_défaut"><text:span text:style-name="T28">d’union</text:span></text:span><text:span text:style-name="Police_20_par_20_défaut"><text:span text:style-name="T30"> </text:span></text:span><text:span text:style-name="Police_20_par_20_défaut"><text:span text:style-name="T28">dans</text:span></text:span><text:span text:style-name="Police_20_par_20_défaut"><text:span text:style-name="T30"> </text:span></text:span><text:span text:style-name="Police_20_par_20_défaut"><text:span text:style-name="T28">un</text:span></text:span><text:span text:style-name="Police_20_par_20_défaut"><text:span text:style-name="T30"> </text:span></text:span><text:span text:style-name="Police_20_par_20_défaut"><text:span text:style-name="T28">mot</text:span></text:span><text:span text:style-name="Police_20_par_20_défaut"><text:span text:style-name="T30"> </text:span></text:span><text:span text:style-name="Police_20_par_20_défaut"><text:span text:style-name="T28">comme</text:span></text:span><text:span text:style-name="Police_20_par_20_défaut"><text:span text:style-name="T30"> </text:span></text:span><text:span text:style-name="Police_20_par_20_défaut"><text:span text:style-name="T28">«</text:span></text:span><text:span text:style-name="Police_20_par_20_défaut"><text:span text:style-name="T29"> </text:span></text:span><text:span text:style-name="Police_20_par_20_défaut"><text:span text:style-name="T28">mille-</text:span></text:span><text:line-break/>feuille », rejoignez le mot en mettant un * après le trait d’union.</text:p>
      <text:p text:style-name="P16"><text:span text:style-name="Police_20_par_20_défaut"><text:span text:style-name="T31">Les </text:span></text:span><text:span text:style-name="Police_20_par_20_défaut"><text:span text:style-name="T32">tirets</text:span></text:span><text:span text:style-name="Police_20_par_20_défaut"><text:span text:style-name="T31"> qui servent à la ponctuation ― </text:span></text:span>dits <text:span text:style-name="Police_20_par_20_défaut"><text:span text:style-name="T33">tirets d’un cadratin</text:span></text:span> ― doivent être représentés par deux caractères pour les distinguer des traits d’union, et par quatre pour les tirets encore plus longs<text:span text:style-name="Police_20_par_20_défaut"><text:span text:style-name="T34">――</text:span></text:span>! Retirez les espaces autour des tirets ; si le tiret est en bout de ligne, déplacez le mot suivant ― ou le tiret plus le mot suivant ― sur la ligne du haut, sans espace entre le tiret et ce mot. On ajoute également l’astérisque aux tirets en début et en <text:span text:style-name="Police_20_par_20_défaut"><text:span text:style-name="T7">ﬁ</text:span></text:span>n de page, comme pour le trait d’union <text:span text:style-name="Police_20_par_20_défaut"><text:span text:style-name="T35">1</text:span></text:span>.</text:p>
      <text:p text:style-name="P16">Indiquez entre crochets les appels de <text:span text:style-name="Police_20_par_20_défaut"><text:span text:style-name="T36">note de bas de page </text:span></text:span><text:span text:style-name="Police_20_par_20_défaut"><text:span text:style-name="T35">†</text:span></text:span>. En bas de la page, corrigez le texte de la note comme du texte ordinaire, et placez une ligne blanche avant et après la note. Véri<text:span text:style-name="Police_20_par_20_défaut"><text:span text:style-name="T37">ﬁ</text:span></text:span>ez que le symbole qui se trouve dans le texte est le même que celui de la not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Séparez la légende d’une <text:span text:style-name="Police_20_par_20_défaut"><text:span text:style-name="T36">illustration</text:span></text:span> du reste du texte en insérant une ligne blanche avant et après le texte de la légende. Si l’il- lustration n’a pas de légende, vous n’avez rien à faire.</text:p>
          </table:table-cell>
          <table:table-cell table:style-name="Table1.B1" office:value-type="string">
            <text:p text:style-name="P13"><draw:frame draw:style-name="fr2" draw:name="Object1" text:anchor-type="as-char" svg:y="0in" svg:width="0.7709in" style:rel-width="scale" svg:height="0.7291in" style:rel-height="scale" draw:z-index="4"><draw:object-ole xlink:href="./Object 1" xlink:type="simple" xlink:show="embed" xlink:actuate="onLoad"/><draw:image xlink:href="./ObjectReplacements/Object 1" xlink:type="simple" xlink:show="embed" xlink:actuate="onLoad"/></draw:frame></text:p>
            <text:p text:style-name="P14">Fig. 1. Correcteur moderne</text:p>
          </table:table-cell>
        </table:table-row>
      </table:table>
      <text:p text:style-name="P46">Les caractères spéciaux comprennent des signes diacritiques (cañon), des ligatures (Cæsar, cœur, Œuvre), ou d’autres symboles comme £, ©, ±, etc. Voir les directives complètes pour les détails.</text:p>
      <text:p text:style-name="P19">Les <text:span text:style-name="Police_20_par_20_défaut"><text:span text:style-name="T36">lettres en exposant</text:span></text:span> comme n°, 1<text:span text:style-name="Police_20_par_20_défaut"><text:span text:style-name="T35">er</text:span></text:span>, M<text:span text:style-name="Police_20_par_20_défaut"><text:span text:style-name="T35">me</text:span></text:span>, sont indiquées précédées par un chapeau ^ (entre accolades s'il y en a plusieurs).</text:p>
      <text:p text:style-name="P19">Les mots utilisant l’<text:span text:style-name="Police_20_par_20_défaut"><text:span text:style-name="T36">alphabet grec</text:span></text:span> doivent être transcrits ainsi : [Greek : pneuma] pour <text:span text:style-name="Police_20_par_20_défaut"><text:span text:style-name="T38"></text:span></text:span>. Utilisez l’outil de transcription de grec dans votre interface de correction. Pour d’autres alphabets, il suf<text:span text:style-name="Police_20_par_20_défaut"><text:span text:style-name="T37">ﬁ</text:span></text:span>t de le signaler : [Hebrew : **]</text:p>
      <text:p text:style-name="P20"><text:span text:style-name="Police_20_par_20_défaut"><text:span text:style-name="T36">Divers</text:span></text:span>. ― Véri<text:span text:style-name="Police_20_par_20_défaut"><text:span text:style-name="T7">ﬁ</text:span></text:span>ez dans les Commentaires du Projet s’il y a des particularités pour ce projet, par exemple de la poésie :</text:p>
      <text:p text:style-name="P47">Lisez nos chères directives</text:p>
      <text:p text:style-name="P49">De relecture,</text:p>
      <text:p text:style-name="P51">Elles seront très instructives : ―</text:p>
      <text:p text:style-name="P52">Table ou ﬁgure,</text:p>
      <text:p text:style-name="P50">Notes en marge ou même index</text:p>
      <text:p text:style-name="P48">Ne vous laisseront plus perplexe.</text:p>
      <text:p text:style-name="P12">Il y a également le forum du projet où vous pouvez lire et écrire les messages sur le livre que vous corrigez. <text:s/>Vous voyez que tout est facile, donc faites un essai et venez nous rejoindre.</text:p>
      <text:p text:style-name="P15">_______</text:p>
      <text:p text:style-name="P53"><text:span text:style-name="parag_20_Car"><text:span text:style-name="T40">1</text:span></text:span><text:span text:style-name="parag_20_Car"><text:span text:style-name="T42"> Cela aide la personne assemblant les pages en ﬁn de chaîne à rejoindre les passages coupés entre deux pages.</text:span></text:span><text:span text:style-name="parag_20_Car"><text:span text:style-name="T44"> </text:span></text:span></text:p>
      <text:p text:style-name="P54"><text:span text:style-name="parag_20_Car"><text:span text:style-name="T44">†</text:span></text:span><text:span text:style-name="parag_20_Car"><text:span text:style-name="T4"> </text:span></text:span><text:span text:style-name="parag_20_Car"><text:span text:style-name="T42">Les symboles de note hors lettres et chiffres (*, §, <text:line-break/>etc.) sont remplacés par des astérisques *.</text:span></text:span></text:p>
      <text:p text:style-name="P55">Le texte correctement relu</text:p>
      <text:p text:style-name="P56"><text:span text:style-name="Police_20_par_20_défaut"><text:span text:style-name="T23">*nière</text:span></text:span><text:span text:style-name="Police_20_par_20_défaut"><text:span text:style-name="T24"> ligne</text:span></text:span><text:span text:style-name="Police_20_par_20_défaut"><text:span text:style-name="T26"> </text:span></text:span><text:span text:style-name="Police_20_par_20_défaut"><text:span text:style-name="T24">d'une page, en ajoutant un astérisque *</text:span></text:span></text:p>
      <text:p text:style-name="P57">après le trait d'union. Placez également un</text:p>
      <text:p text:style-name="P57">astérisque avant le fragment de mot sur la page</text:p>
      <text:p text:style-name="P57">suivante. Si vous ne savez pas s'il faut garder le</text:p>
      <text:p text:style-name="P58"><text:span text:style-name="Police_20_par_20_défaut"><text:span text:style-name="T24">trait d'union dans un mot comme «</text:span></text:span><text:span text:style-name="Police_20_par_20_défaut"><text:span text:style-name="T23">mille-*feuille»,</text:span></text:span></text:p>
      <text:p text:style-name="P57">rejoignez le mot en mettant un * après le</text:p>
      <text:p text:style-name="P57">trait d'union.</text:p>
      <text:p text:style-name="P29"/>
      <text:p text:style-name="P31"><text:span text:style-name="Police_20_par_20_défaut"><text:span text:style-name="T24">Les tirets qui servent à la ponctuation--</text:span></text:span><text:span text:style-name="Police_20_par_20_défaut"><text:span text:style-name="T23">dits</text:span></text:span></text:p>
      <text:p text:style-name="P29">tirets d'un cadratin--doivent être représentés</text:p>
      <text:p text:style-name="P29">par deux caractères pour les distinguer des traits</text:p>
      <text:p text:style-name="P29">d'union, et par quatre pour les tirets encore plus</text:p>
      <text:p text:style-name="P31"><text:span text:style-name="Police_20_par_20_défaut"><text:span text:style-name="T24">longs</text:span></text:span><text:span text:style-name="Police_20_par_20_défaut"><text:span text:style-name="T23">----</text:span></text:span><text:span text:style-name="Police_20_par_20_défaut"><text:span text:style-name="T24">! Retirez les espaces autour des tirets; si</text:span></text:span></text:p>
      <text:p text:style-name="P31"><text:span text:style-name="Police_20_par_20_défaut"><text:span text:style-name="T24">le tiret est en bout de ligne, déplacez le mot suivant</text:span></text:span><text:span text:style-name="Police_20_par_20_défaut"><text:span text:style-name="T23">--ou</text:span></text:span></text:p>
      <text:p text:style-name="P29">le tiret plus le mot suivant--sur la ligne du</text:p>
      <text:p text:style-name="P29">haut, sans espace entre le tiret et ce mot. On ajoute</text:p>
      <text:p text:style-name="P29">également l'astérisque aux tirets en début et en fin</text:p>
      <text:p text:style-name="P31"><text:span text:style-name="Police_20_par_20_défaut"><text:span text:style-name="T24">de page, comme pour le trait d'union</text:span></text:span><text:span text:style-name="Police_20_par_20_défaut"><text:span text:style-name="T23">[1]</text:span></text:span><text:span text:style-name="Police_20_par_20_défaut"><text:span text:style-name="T24">.</text:span></text:span></text:p>
      <text:p text:style-name="P28"/>
      <text:p text:style-name="P39">Indiquez entre crochets les appels de note de</text:p>
      <text:p text:style-name="P43"><text:span text:style-name="Police_20_par_20_défaut"><text:span text:style-name="T24">bas de page</text:span></text:span><text:span text:style-name="Police_20_par_20_défaut"><text:span text:style-name="T23">[*]</text:span></text:span><text:span text:style-name="Police_20_par_20_défaut"><text:span text:style-name="T24">. En bas de la page, corrigez le texte</text:span></text:span></text:p>
      <text:p text:style-name="P39">de la note comme du texte ordinaire, et placez une</text:p>
      <text:p text:style-name="P39">ligne blanche avant et après la note. Vérifiez que le</text:p>
      <text:p text:style-name="P39">symbole qui se trouve dans le texte est le même</text:p>
      <text:p text:style-name="P39">que celui de la note.</text:p>
      <text:p text:style-name="P39"/>
      <text:p text:style-name="P39">Séparez la légende d'une</text:p>
      <text:p text:style-name="P43"><text:span text:style-name="Police_20_par_20_défaut"><text:span text:style-name="T24">illustration du reste du texte en</text:span></text:span></text:p>
      <text:p text:style-name="P43"><text:span text:style-name="Police_20_par_20_défaut"><text:span text:style-name="T25">insérant</text:span></text:span><text:span text:style-name="Police_20_par_20_défaut"><text:span text:style-name="T24"> une ligne blanche avant et</text:span></text:span></text:p>
      <text:p text:style-name="P43"><text:span text:style-name="Police_20_par_20_défaut"><text:span text:style-name="T24">après le texte de la légende. Si l'</text:span></text:span><text:span text:style-name="Police_20_par_20_défaut"><text:span text:style-name="T23">illustration</text:span></text:span></text:p>
      <text:p text:style-name="P43"><draw:frame draw:style-name="fr1" draw:name="Frame4" text:anchor-type="paragraph" svg:x="3.011in" svg:y="0.1319in" svg:width="1.2591in" style:rel-width="scale" svg:height="0.698in" style:rel-height="scale" draw:z-index="0"><draw:text-box><text:p text:style-name="P35">N’ajustez pas les sauts de ligne</text:p></draw:text-box></draw:frame><text:span text:style-name="Police_20_par_20_défaut"><text:span text:style-name="T24"/></text:span></text:p>
      <text:p text:style-name="P43"><text:span text:style-name="Police_20_par_20_défaut"><text:span text:style-name="T24">Fig. 1. Correcteur </text:span></text:span></text:p>
      <text:p text:style-name="P39">moderne</text:p>
      <text:p text:style-name="P39"/>
      <text:p text:style-name="P39">n'a pas de légende, vous n'avez</text:p>
      <text:p text:style-name="P39">rien à faire.</text:p>
      <text:p text:style-name="P40"/>
      <text:p text:style-name="P39">Les caractères spéciaux comprennent des signes</text:p>
      <text:p text:style-name="P43"><text:span text:style-name="Police_20_par_20_défaut"><text:span text:style-name="T24">diacritiques (cañon), des ligatures (Cæsar, cœur,</text:span></text:span></text:p>
      <text:p text:style-name="P43"><text:span text:style-name="Police_20_par_20_défaut"><text:span text:style-name="T24">Œuvre), ou d'autres symboles comme £, ©, ±, etc.</text:span></text:span></text:p>
      <text:p text:style-name="P39">Voir les directives complètes pour les détails.</text:p>
      <text:p text:style-name="P39"/>
      <text:p text:style-name="P43"><text:span text:style-name="Police_20_par_20_défaut"><text:span text:style-name="T24">Les lettres en exposant comme </text:span></text:span><text:span text:style-name="Police_20_par_20_défaut"><text:span text:style-name="T23">n^o</text:span></text:span><text:span text:style-name="Police_20_par_20_défaut"><text:span text:style-name="T24">, </text:span></text:span><text:span text:style-name="Police_20_par_20_défaut"><text:span text:style-name="T23">1^{er}</text:span></text:span><text:span text:style-name="Police_20_par_20_défaut"><text:span text:style-name="T24">, </text:span></text:span><text:span text:style-name="Police_20_par_20_défaut"><text:span text:style-name="T23">M^{me}</text:span></text:span><text:span text:style-name="Police_20_par_20_défaut"><text:span text:style-name="T24">,</text:span></text:span></text:p>
      <text:p text:style-name="P43"><text:span text:style-name="Police_20_par_20_défaut"><text:span text:style-name="T24">sont indiquées précédées par un chapeau ^ (entre</text:span></text:span></text:p>
      <text:p text:style-name="P39">accolades s'il y en a plusieurs).</text:p>
      <text:p text:style-name="P39"/>
      <text:p text:style-name="P39">Les mots utilisant l'alphabet grec doivent être</text:p>
      <text:p text:style-name="P43"><text:span text:style-name="Police_20_par_20_défaut"><text:span text:style-name="T24">transcrits ainsi: [Greek: pneuma] pour </text:span></text:span><text:span text:style-name="Police_20_par_20_défaut"><text:span text:style-name="T23">[Greek: pneuma]</text:span></text:span><text:span text:style-name="Police_20_par_20_défaut"><text:span text:style-name="T24">.</text:span></text:span></text:p>
      <text:p text:style-name="P39">Utilisez l'outil de transcription de grec dans votre</text:p>
      <text:p text:style-name="P39">interface de correction. Pour d'autres alphabets, il</text:p>
      <text:p text:style-name="P39">suffit de le signaler: [Hebrew: **]</text:p>
      <text:p text:style-name="P39"/>
      <text:p text:style-name="P39">Divers.--Vérifiez dans les Commentaires du</text:p>
      <text:p text:style-name="P39">Projet s'il y a des particularités pour ce projet, par</text:p>
      <text:p text:style-name="P39">exemple de la poésie:</text:p>
      <text:p text:style-name="P39"/>
      <text:p text:style-name="P39">Lisez nos chères directives</text:p>
      <text:p text:style-name="P39">De relecture,</text:p>
      <text:p text:style-name="P39">Elles seront très instructives:--</text:p>
      <text:p text:style-name="P39">Table ou figure,</text:p>
      <text:p text:style-name="P39">Notes en marge ou même index</text:p>
      <text:p text:style-name="P39">Ne vous laisseront plus perplexe.</text:p>
      <text:p text:style-name="P39"/>
      <text:p text:style-name="P39">Il y a également le forum du projet où vous pouvez</text:p>
      <text:p text:style-name="P39">lire et écrire les messages sur le livre que vous</text:p>
      <text:p text:style-name="P39">corrigez. Vous voyez que tout est facile, donc</text:p>
      <text:p text:style-name="P39">faites un essai et venez nous rejoindre.</text:p>
      <text:p text:style-name="P42"/>
      <text:p text:style-name="P39">1 Cela aide la personne assemblant les pages en fin de</text:p>
      <text:p text:style-name="P39">chaîne à rejoindre les passages coupés entre deux pages.</text:p>
      <text:p text:style-name="P41"/>
      <text:p text:style-name="P43"><text:span text:style-name="Police_20_par_20_défaut"><text:span text:style-name="T23">*</text:span></text:span><text:span text:style-name="Police_20_par_20_défaut"><text:span text:style-name="T24"> Les symboles de note hors lettres et chiffres (*, §,</text:span></text:span></text:p>
      <text:p text:style-name="P43"><text:span text:style-name="Police_20_par_20_défaut"><text:span text:style-name="T24">etc.) sont remplacés par des astérisques *.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n" fo:country="GB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language="fr" fo:country="FR" fo:font-weight="bold" style:font-weight-asian="bold" style:font-weight-complex="bold"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Légend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Corps_20_de_20_texte_20_2" style:display-name="Corps de texte 2" style:family="paragraph" style:parent-style-name="Standard">
      <style:paragraph-properties fo:margin-left="0in" fo:margin-right="-0.1874in" fo:hyphenation-ladder-count="no-limit" fo:text-indent="0in" style:auto-text-indent="false"/>
      <style:text-properties style:font-name="Courier New" fo:font-family="'Courier New'" style:font-family-generic="modern" style:font-pitch="fixed" fo:font-size="10pt" fo:language="fr" fo:country="FR" style:font-size-asian="10pt" style:font-name-complex="Courier New" style:font-family-complex="'Courier New'" style:font-family-generic-complex="modern" style:font-pitch-complex="fixed" fo:hyphenate="false" loext:hyphenation-no-caps="false"/>
    </style:style>
    <style:style style:name="Corps_20_de_20_texte_20_3" style:display-name="Corps de texte 3" style:family="paragraph" style:parent-style-name="Standard">
      <style:paragraph-properties fo:margin-left="0in" fo:margin-right="-0.1874in" fo:hyphenation-ladder-count="no-limit" fo:text-indent="0in" style:auto-text-indent="false"/>
      <style:text-properties style:font-name="Courier New" fo:font-family="'Courier New'" style:font-family-generic="modern" style:font-pitch="fixed" fo:language="fr" fo:country="FR" style:font-name-complex="Courier New" style:font-family-complex="'Courier New'" style:font-family-generic-complex="modern" style:font-pitch-complex="fixed" fo:hyphenate="false" loext:hyphenation-no-caps="false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parag" style:family="paragraph" style:parent-style-name="Text_20_body">
      <style:paragraph-properties fo:margin-left="0in" fo:margin-right="0in" fo:text-align="justify" style:justify-single-word="false" fo:hyphenation-ladder-count="no-limit" fo:text-indent="0.3154in" style:auto-text-indent="false"/>
      <style:text-properties fo:font-size="11pt" fo:font-weight="normal" style:font-size-asian="11pt" style:font-weight-asian="normal" style:font-weight-complex="normal" fo:hyphenate="false" loext:hyphenation-no-caps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67%"/>
    </style:style>
    <style:style style:name="Corps_20_de_20_texte_20_Car" style:display-name="Corps de texte Car" style:family="text" style:parent-style-name="Police_20_par_20_défaut">
      <style:text-properties fo:font-size="12pt" fo:language="fr" fo:country="FR" fo:font-weight="bold" style:font-size-asian="12pt" style:font-weight-asian="bold" style:font-size-complex="12pt" style:language-complex="ar" style:country-complex="SA" style:font-weight-complex="bold"/>
    </style:style>
    <style:style style:name="parag_20_Car" style:display-name="parag Car" style:family="text" style:parent-style-name="Corps_20_de_20_texte_20_Car">
      <style:text-properties fo:font-size="11pt" fo:language="fr" fo:country="FR" fo:font-weight="bold" style:font-size-asian="11pt" style:font-weight-asian="bold" style:font-size-complex="12pt" style:language-complex="ar" style:country-complex="SA" style:font-weight-complex="bold"/>
    </style:style>
    <style:style style:name="Endnote_20_Symbol" style:display-name="Endnote Symbol" style:family="tex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398in" fo:margin-left="0.25in" fo:margin-right="0.1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>
          <style:column style:rel-width="4679*" fo:start-indent="0in" fo:end-indent="0.0835in"/>
          <style:column style:rel-width="6599*" fo:start-indent="0.0835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  <dc:title>Guide pratique de relecture</dc:title>
    <meta:initial-creator>Ordinateur</meta:initial-creator>
    <meta:creation-date>2020-05-20T09:42:00Z</meta:creation-date>
    <dc:date>2020-05-21T16:22:25.199393350</dc:date>
    <meta:print-date>2020-05-20T16:22:00Z</meta:print-date>
    <meta:editing-cycles>17</meta:editing-cycles>
    <meta:editing-duration>PT1H54M58S</meta:editing-duration>
    <meta:document-statistic meta:table-count="1" meta:image-count="0" meta:object-count="1" meta:page-count="2" meta:paragraph-count="151" meta:word-count="1574" meta:character-count="8981" meta:non-whitespace-character-count="7569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